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T1" style:family="text">
      <style:text-properties fo:font-variant="normal" fo:text-transform="none" fo:color="#000000" fo:letter-spacing="normal" fo:language="en" fo:country="GB" fo:font-style="normal" fo:font-weight="normal"/>
    </style:style>
    <style:style style:name="T2" style:family="text">
      <style:text-properties fo:font-variant="normal" fo:text-transform="none" fo:color="#000000" style:font-name="Arial" fo:letter-spacing="normal" fo:language="en" fo:country="GB" fo:font-style="normal" fo:font-weight="normal"/>
    </style:style>
    <style:style style:name="T3" style:family="text">
      <style:text-properties fo:font-variant="normal" fo:text-transform="none" fo:color="#000000" style:font-name="Arial" fo:font-size="8.5pt" fo:letter-spacing="normal" fo:language="en" fo:country="GB" fo:font-style="italic" fo:font-weight="normal"/>
    </style:style>
    <style:style style:name="T4" style:family="text">
      <style:text-properties fo:font-variant="normal" fo:text-transform="none" style:font-name="Arial" fo:letter-spacing="normal" fo:language="en" fo:country="GB" fo:font-style="normal" fo:font-weight="normal"/>
    </style:style>
    <style:style style:name="T5" style:family="text">
      <style:text-properties fo:language="en" fo:country="GB"/>
    </style:style>
    <style:style style:name="T6" style:family="text">
      <style:text-properties fo:language="en" fo:country="GB" fo:font-weight="bold" style:font-weight-asian="bold" style:font-weight-complex="bold"/>
    </style:style>
    <style:style style:name="T7" style:family="text">
      <style:text-properties style:font-name="Times New         Roman" fo:font-size="9pt" fo:language="en" fo:country="GB"/>
    </style:style>
    <style:style style:name="T8" style:family="text">
      <style:text-properties fo:font-size="9pt" fo:language="en" fo:country="GB"/>
    </style:style>
    <style:style style:name="T9" style:family="text">
      <style:text-properties fo:color="#1c1c1c" fo:font-size="9pt" fo:language="en" fo:country="GB"/>
    </style:style>
    <style:style style:name="T10" style:family="text">
      <style:text-properties fo:color="#464646" fo:font-size="9pt" fo:language="en" fo:country="G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35.</text:span><text:span text:style-name="T5"> The primary function of the board in relation to the business of a fund is to ensure that it (the board) exercises a rigorous oversight function. There should be a clear identification and assignment of<text:line-break/>operational responsibilities, either to persons with appropriate skills employed by the fund (where the fund is privately-administered), or by way of a written agreement to a licensed administrator or long-term insurer (where the fund is underwritten).</text:span></text:p>
      <text:p text:style-name="P1"><text:span text:style-name="T6">36.</text:span><text:span text:style-name="T5"> For the board to exercise its oversight role properly, those to whom functions are delegated should be required to report back regularly on such delegated functions and with sufficient and relevant information to enable board to make an informed performance assessment.</text:span></text:p>
      <text:p text:style-name="P1"><text:span text:style-name="T6">37. </text:span><text:span text:style-name="T5">The board should ensure that there is adherence to and compliance with all statutory and regulatory <text:line-break/>requirements. In particular, the board should appreciate the rights and duties of those involved in the <text:line-break/>operation of the fund, others associated with the fund such as the employer and sponsor, as well as the <text:line-break/>members and beneficiaries of a fund.</text:span></text:p>
      <text:p text:style-name="P1"><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Fourie</meta:initial-creator>
    <meta:creation-date>2012-07-18T09:00:07</meta:creation-date>
    <dc:date>2012-07-18T09:36:49</dc:date>
    <dc:creator>Steven Fourie</dc:creator>
    <meta:editing-duration>P0D</meta:editing-duration>
    <meta:editing-cycles>1</meta:editing-cycles>
    <meta:generator>LibreOffice/3.5$Linux_X86_64 LibreOffice_project/350m1$Build-3</meta:generator>
    <meta:document-statistic meta:table-count="0" meta:image-count="0" meta:object-count="0" meta:page-count="1" meta:paragraph-count="3" meta:word-count="172" meta:character-count="1083" meta:non-whitespace-character-count="911"/>
  </office:meta>
</office:document-meta>
</file>